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55.12mm" svg:height="89.99mm" svg:x="0mm" svg:y="78.56mm">
            <loext:p draw:notify-on-update-of-ranges="Лист1.E1:Лист1.E8 Лист1.F1:Лист1.F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6.12mm" svg:height="89.99mm" svg:x="0mm" svg:y="240.39mm">
            <loext:p draw:notify-on-update-of-ranges="Лист1.E1:Лист1.E8 Лист1.F1:Лист1.F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inimum time is: 4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00177" calcext:value-type="float">
            <text:p>0,000177</text:p>
          </table:table-cell>
        </table:table-row>
        <table:table-row table:style-name="ro1">
          <table:table-cell office:value-type="string" calcext:value-type="string">
            <text:p>Elapsed time (5): 0.000177 sec.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000288" calcext:value-type="float">
            <text:p>0,000288</text:p>
          </table:table-cell>
        </table:table-row>
        <table:table-row table:style-name="ro1">
          <table:table-cell office:value-type="string" calcext:value-type="string">
            <text:p>Minimum time is: 5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000633" calcext:value-type="float">
            <text:p>0,000633</text:p>
          </table:table-cell>
        </table:table-row>
        <table:table-row table:style-name="ro1">
          <table:table-cell office:value-type="string" calcext:value-type="string">
            <text:p>Elapsed time (6): 0.000288 sec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01436" calcext:value-type="float">
            <text:p>0,001436</text:p>
          </table:table-cell>
        </table:table-row>
        <table:table-row table:style-name="ro1">
          <table:table-cell office:value-type="string" calcext:value-type="string">
            <text:p>Minimum time is: 4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53132" calcext:value-type="float">
            <text:p>0,053132</text:p>
          </table:table-cell>
        </table:table-row>
        <table:table-row table:style-name="ro1">
          <table:table-cell office:value-type="string" calcext:value-type="string">
            <text:p>Elapsed time (7): 0.000633 sec.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502004" calcext:value-type="float">
            <text:p>0,502004</text:p>
          </table:table-cell>
        </table:table-row>
        <table:table-row table:style-name="ro1">
          <table:table-cell office:value-type="string" calcext:value-type="string">
            <text:p>Minimum time is: 4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.072516" calcext:value-type="float">
            <text:p>10,072516</text:p>
          </table:table-cell>
        </table:table-row>
        <table:table-row table:style-name="ro1">
          <table:table-cell office:value-type="string" calcext:value-type="string">
            <text:p>Elapsed time (8): 0.001436 sec.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3.625037" calcext:value-type="float">
            <text:p>53,625037</text:p>
          </table:table-cell>
        </table:table-row>
        <table:table-row table:style-name="ro1">
          <table:table-cell office:value-type="string" calcext:value-type="string">
            <text:p>Minimum time is: 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apsed time (9): 0.053132 sec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mum time is: 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apsed time (10): 0.502004 sec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mum time is: 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apsed time (11): 10.072516 sec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mum time is: 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apsed time (12): 53.625037 sec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1:28:47.960234965</meta:creation-date>
    <dc:date>2017-03-26T11:36:09.987686221</dc:date>
    <meta:editing-duration>PT7M20S</meta:editing-duration>
    <meta:editing-cycles>5</meta:editing-cycles>
    <meta:generator>LibreOffice/5.1.6.2$Linux_X86_64 LibreOffice_project/10m0$Build-2</meta:generator>
    <meta:document-statistic meta:table-count="1" meta:cell-count="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513cm" svg:height="9cm" xlink:href=".." xlink:type="simple" chart:class="chart:line" chart:style-name="ch1">
        <chart:plot-area chart:style-name="ch2" table:cell-range-address="Лист1.E1:Лист1.F8" chart:data-source-has-labels="column" svg:x="1.321cm" svg:y="0.18cm" svg:width="13.882cm" svg:height="7.659cm">
          <chartooo:coordinate-region svg:x="2.604cm" svg:y="0.379cm" svg:width="12.412cm" svg:height="6.813cm"/>
          <chart:axis chart:dimension="x" chart:name="primary-x" chart:style-name="ch3" chartooo:axis-type="auto">
            <chartooo:date-scale/>
            <chart:title svg:x="7.041cm" svg:y="8.019cm" chart:style-name="ch4">
              <text:p>Tool numbers, N</text:p>
            </chart:title>
            <chart:categories table:cell-range-address="Лист1.E1:Лист1.E8"/>
            <chart:grid chart:style-name="ch5" chart:class="major"/>
          </chart:axis>
          <chart:axis chart:dimension="y" chart:name="primary-y" chart:style-name="ch6">
            <chart:title svg:x="0.396cm" svg:y="5.546cm" chart:style-name="ch7">
              <text:p>Elapsed time, T (sec)</text:p>
            </chart:title>
            <chart:grid chart:style-name="ch5" chart:class="major"/>
          </chart:axis>
          <chart:series chart:style-name="ch8" chart:values-cell-range-address="Лист1.F1:Лист1.F8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Лист1.E1:Лист1.E8</svg:desc>
                </draw:g>
              </table:table-cell>
              <table:table-cell office:value-type="float" office:value="0.000177">
                <text:p>0.000177</text:p>
                <draw:g>
                  <svg:desc>Лист1.F1:Лист1.F8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288">
                <text:p>0.0002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633">
                <text:p>0.0006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436">
                <text:p>0.0014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3132">
                <text:p>0.0531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02004">
                <text:p>0.5020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.072516">
                <text:p>10.0725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3.625037">
                <text:p>53.625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13cm" svg:height="9cm" xlink:href=".." xlink:type="simple" chart:class="chart:line" chart:style-name="ch1">
        <chart:plot-area chart:style-name="ch2" table:cell-range-address="Лист1.E1:Лист1.F8" chart:data-source-has-labels="column" svg:x="1.323cm" svg:y="0.18cm" svg:width="13.978cm" svg:height="7.659cm">
          <chartooo:coordinate-region svg:x="1.944cm" svg:y="0.379cm" svg:width="13.17cm" svg:height="6.813cm"/>
          <chart:axis chart:dimension="x" chart:name="primary-x" chart:style-name="ch3" chartooo:axis-type="auto">
            <chartooo:date-scale/>
            <chart:title svg:x="7.091cm" svg:y="8.019cm" chart:style-name="ch4">
              <text:p>Tool numbers, N</text:p>
            </chart:title>
            <chart:categories table:cell-range-address="Лист1.E1:Лист1.E8"/>
            <chart:grid chart:style-name="ch5" chart:class="major"/>
          </chart:axis>
          <chart:axis chart:dimension="y" chart:name="primary-y" chart:style-name="ch6">
            <chart:title svg:x="0.451cm" svg:y="5.548cm" chart:style-name="ch7">
              <text:p>Elapsed time, T (sec)</text:p>
            </chart:title>
            <chart:grid chart:style-name="ch5" chart:class="major"/>
          </chart:axis>
          <chart:series chart:style-name="ch8" chart:values-cell-range-address="Лист1.F1:Лист1.F8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Лист1.E1:Лист1.E8</svg:desc>
                </draw:g>
              </table:table-cell>
              <table:table-cell office:value-type="float" office:value="0.000177">
                <text:p>0.000177</text:p>
                <draw:g>
                  <svg:desc>Лист1.F1:Лист1.F8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288">
                <text:p>0.0002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633">
                <text:p>0.0006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436">
                <text:p>0.0014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3132">
                <text:p>0.0531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02004">
                <text:p>0.5020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.072516">
                <text:p>10.0725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3.625037">
                <text:p>53.6250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